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47" calcext:value-type="float">
            <text:p>2447</text:p>
          </table:table-cell>
          <table:table-cell office:value-type="float" office:value="2451" calcext:value-type="float">
            <text:p>2451</text:p>
          </table:table-cell>
          <table:table-cell office:value-type="float" office:value="0.507692307692" calcext:value-type="float">
            <text:p>0.5076923077</text:p>
          </table:table-cell>
          <table:table-cell office:value-type="float" office:value="0.499795668165" calcext:value-type="float">
            <text:p>0.4997956682</text:p>
          </table:table-cell>
          <table:table-cell office:value-type="float" office:value="0.432068543452" calcext:value-type="float">
            <text:p>0.432068543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67" calcext:value-type="float">
            <text:p>2467</text:p>
          </table:table-cell>
          <table:table-cell office:value-type="float" office:value="2473" calcext:value-type="float">
            <text:p>2473</text:p>
          </table:table-cell>
          <table:table-cell office:value-type="float" office:value="0.507070707071" calcext:value-type="float">
            <text:p>0.5070707071</text:p>
          </table:table-cell>
          <table:table-cell office:value-type="float" office:value="0.493311714633" calcext:value-type="float">
            <text:p>0.4933117146</text:p>
          </table:table-cell>
          <table:table-cell office:value-type="float" office:value="0.559239789729" calcext:value-type="float">
            <text:p>0.559239789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2" calcext:value-type="float">
            <text:p>2462</text:p>
          </table:table-cell>
          <table:table-cell office:value-type="float" office:value="2441" calcext:value-type="float">
            <text:p>2441</text:p>
          </table:table-cell>
          <table:table-cell office:value-type="float" office:value="0.505263157895" calcext:value-type="float">
            <text:p>0.5052631579</text:p>
          </table:table-cell>
          <table:table-cell office:value-type="float" office:value="0.503655564582" calcext:value-type="float">
            <text:p>0.5036555646</text:p>
          </table:table-cell>
          <table:table-cell office:value-type="float" office:value="0.428103236379" calcext:value-type="float">
            <text:p>0.428103236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45" calcext:value-type="float">
            <text:p>2445</text:p>
          </table:table-cell>
          <table:table-cell office:value-type="float" office:value="2467" calcext:value-type="float">
            <text:p>2467</text:p>
          </table:table-cell>
          <table:table-cell office:value-type="float" office:value="0.504646464646" calcext:value-type="float">
            <text:p>0.5046464646</text:p>
          </table:table-cell>
          <table:table-cell office:value-type="float" office:value="0.500204498978" calcext:value-type="float">
            <text:p>0.500204499</text:p>
          </table:table-cell>
          <table:table-cell office:value-type="float" office:value="0.511147142278" calcext:value-type="float">
            <text:p>0.511147142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0.508502024291" calcext:value-type="float">
            <text:p>0.5085020243</text:p>
          </table:table-cell>
          <table:table-cell office:value-type="float" office:value="0.473300970874" calcext:value-type="float">
            <text:p>0.4733009709</text:p>
          </table:table-cell>
          <table:table-cell office:value-type="float" office:value="0.433656957929" calcext:value-type="float">
            <text:p>0.433656957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7" calcext:value-type="float">
            <text:p>2467</text:p>
          </table:table-cell>
          <table:table-cell office:value-type="float" office:value="2423" calcext:value-type="float">
            <text:p>2423</text:p>
          </table:table-cell>
          <table:table-cell office:value-type="float" office:value="0.507692307692" calcext:value-type="float">
            <text:p>0.5076923077</text:p>
          </table:table-cell>
          <table:table-cell office:value-type="float" office:value="0.521686258614" calcext:value-type="float">
            <text:p>0.5216862586</text:p>
          </table:table-cell>
          <table:table-cell office:value-type="float" office:value="0.596368138671" calcext:value-type="float">
            <text:p>0.596368138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 office:value-type="float" office:value="2467" calcext:value-type="float">
            <text:p>2467</text:p>
          </table:table-cell>
          <table:table-cell office:value-type="float" office:value="0.512550607287" calcext:value-type="float">
            <text:p>0.5125506073</text:p>
          </table:table-cell>
          <table:table-cell office:value-type="float" office:value="0.49655451966" calcext:value-type="float">
            <text:p>0.4965545197</text:p>
          </table:table-cell>
          <table:table-cell office:value-type="float" office:value="0.426834211593" calcext:value-type="float">
            <text:p>0.426834211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472" calcext:value-type="float">
            <text:p>2472</text:p>
          </table:table-cell>
          <table:table-cell office:value-type="float" office:value="2475" calcext:value-type="float">
            <text:p>2475</text:p>
          </table:table-cell>
          <table:table-cell office:value-type="float" office:value="0.515772224498" calcext:value-type="float">
            <text:p>0.5157722245</text:p>
          </table:table-cell>
          <table:table-cell office:value-type="float" office:value="0.519417475728" calcext:value-type="float">
            <text:p>0.5194174757</text:p>
          </table:table-cell>
          <table:table-cell office:value-type="float" office:value="0.467474747475" calcext:value-type="float">
            <text:p>0.467474747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69" calcext:value-type="float">
            <text:p>2469</text:p>
          </table:table-cell>
          <table:table-cell office:value-type="float" office:value="2460" calcext:value-type="float">
            <text:p>2460</text:p>
          </table:table-cell>
          <table:table-cell office:value-type="float" office:value="0.506871463217" calcext:value-type="float">
            <text:p>0.5068714632</text:p>
          </table:table-cell>
          <table:table-cell office:value-type="float" office:value="0.51073309032" calcext:value-type="float">
            <text:p>0.5107330903</text:p>
          </table:table-cell>
          <table:table-cell office:value-type="float" office:value="0.563414634146" calcext:value-type="float">
            <text:p>0.563414634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64" calcext:value-type="float">
            <text:p>2464</text:p>
          </table:table-cell>
          <table:table-cell office:value-type="float" office:value="2472" calcext:value-type="float">
            <text:p>2472</text:p>
          </table:table-cell>
          <table:table-cell office:value-type="float" office:value="0.516207455429" calcext:value-type="float">
            <text:p>0.5162074554</text:p>
          </table:table-cell>
          <table:table-cell office:value-type="float" office:value="0.513798701299" calcext:value-type="float">
            <text:p>0.5137987013</text:p>
          </table:table-cell>
          <table:table-cell office:value-type="float" office:value="0.535598705502" calcext:value-type="float">
            <text:p>0.5355987055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float" office:value="2472" calcext:value-type="float">
            <text:p>2472</text:p>
          </table:table-cell>
          <table:table-cell office:value-type="float" office:value="0.501423342822" calcext:value-type="float">
            <text:p>0.5014233428</text:p>
          </table:table-cell>
          <table:table-cell office:value-type="float" office:value="0.507704785077" calcext:value-type="float">
            <text:p>0.5077047851</text:p>
          </table:table-cell>
          <table:table-cell office:value-type="float" office:value="0.512944983819" calcext:value-type="float">
            <text:p>0.512944983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75" calcext:value-type="float">
            <text:p>2475</text:p>
          </table:table-cell>
          <table:table-cell office:value-type="float" office:value="2461" calcext:value-type="float">
            <text:p>2461</text:p>
          </table:table-cell>
          <table:table-cell office:value-type="float" office:value="0.497360941941" calcext:value-type="float">
            <text:p>0.4973609419</text:p>
          </table:table-cell>
          <table:table-cell office:value-type="float" office:value="0.527272727273" calcext:value-type="float">
            <text:p>0.5272727273</text:p>
          </table:table-cell>
          <table:table-cell office:value-type="float" office:value="0.53677366924" calcext:value-type="float">
            <text:p>0.536773669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66" calcext:value-type="float">
            <text:p>2466</text:p>
          </table:table-cell>
          <table:table-cell office:value-type="float" office:value="2445" calcext:value-type="float">
            <text:p>2445</text:p>
          </table:table-cell>
          <table:table-cell office:value-type="float" office:value="0.508729192042" calcext:value-type="float">
            <text:p>0.508729192</text:p>
          </table:table-cell>
          <table:table-cell office:value-type="float" office:value="0.504460665045" calcext:value-type="float">
            <text:p>0.504460665</text:p>
          </table:table-cell>
          <table:table-cell office:value-type="float" office:value="0.564008179959" calcext:value-type="float">
            <text:p>0.5640081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70" calcext:value-type="float">
            <text:p>2470</text:p>
          </table:table-cell>
          <table:table-cell office:value-type="float" office:value="2469" calcext:value-type="float">
            <text:p>2469</text:p>
          </table:table-cell>
          <table:table-cell office:value-type="float" office:value="0.512254901961" calcext:value-type="float">
            <text:p>0.512254902</text:p>
          </table:table-cell>
          <table:table-cell office:value-type="float" office:value="0.456680161943" calcext:value-type="float">
            <text:p>0.4566801619</text:p>
          </table:table-cell>
          <table:table-cell office:value-type="float" office:value="0.497772377481" calcext:value-type="float">
            <text:p>0.4977723775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26" calcext:value-type="float">
            <text:p>2426</text:p>
          </table:table-cell>
          <table:table-cell office:value-type="float" office:value="2471" calcext:value-type="float">
            <text:p>2471</text:p>
          </table:table-cell>
          <table:table-cell office:value-type="float" office:value="0.512254901961" calcext:value-type="float">
            <text:p>0.512254902</text:p>
          </table:table-cell>
          <table:table-cell office:value-type="float" office:value="0.511953833471" calcext:value-type="float">
            <text:p>0.5119538335</text:p>
          </table:table-cell>
          <table:table-cell office:value-type="float" office:value="0.507082152975" calcext:value-type="float">
            <text:p>0.50708215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73" calcext:value-type="float">
            <text:p>2473</text:p>
          </table:table-cell>
          <table:table-cell office:value-type="float" office:value="2463" calcext:value-type="float">
            <text:p>2463</text:p>
          </table:table-cell>
          <table:table-cell office:value-type="float" office:value="0.509172441908" calcext:value-type="float">
            <text:p>0.5091724419</text:p>
          </table:table-cell>
          <table:table-cell office:value-type="float" office:value="0.46623534169" calcext:value-type="float">
            <text:p>0.4662353417</text:p>
          </table:table-cell>
          <table:table-cell office:value-type="float" office:value="0.568006496143" calcext:value-type="float">
            <text:p>0.568006496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70" calcext:value-type="float">
            <text:p>2470</text:p>
          </table:table-cell>
          <table:table-cell office:value-type="float" office:value="2448" calcext:value-type="float">
            <text:p>2448</text:p>
          </table:table-cell>
          <table:table-cell office:value-type="float" office:value="0.509172441908" calcext:value-type="float">
            <text:p>0.5091724419</text:p>
          </table:table-cell>
          <table:table-cell office:value-type="float" office:value="0.505263157895" calcext:value-type="float">
            <text:p>0.5052631579</text:p>
          </table:table-cell>
          <table:table-cell office:value-type="float" office:value="0.541666666667" calcext:value-type="float">
            <text:p>0.541666666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64" calcext:value-type="float">
            <text:p>2464</text:p>
          </table:table-cell>
          <table:table-cell office:value-type="float" office:value="2455" calcext:value-type="float">
            <text:p>2455</text:p>
          </table:table-cell>
          <table:table-cell office:value-type="float" office:value="0.509172441908" calcext:value-type="float">
            <text:p>0.5091724419</text:p>
          </table:table-cell>
          <table:table-cell office:value-type="float" office:value="0.522727272727" calcext:value-type="float">
            <text:p>0.5227272727</text:p>
          </table:table-cell>
          <table:table-cell office:value-type="float" office:value="0.454989816701" calcext:value-type="float">
            <text:p>0.454989816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69" calcext:value-type="float">
            <text:p>2469</text:p>
          </table:table-cell>
          <table:table-cell office:value-type="float" office:value="2464" calcext:value-type="float">
            <text:p>2464</text:p>
          </table:table-cell>
          <table:table-cell office:value-type="float" office:value="0.509172441908" calcext:value-type="float">
            <text:p>0.5091724419</text:p>
          </table:table-cell>
          <table:table-cell office:value-type="float" office:value="0.503442689348" calcext:value-type="float">
            <text:p>0.5034426893</text:p>
          </table:table-cell>
          <table:table-cell office:value-type="float" office:value="0.555194805195" calcext:value-type="float">
            <text:p>0.555194805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67" calcext:value-type="float">
            <text:p>2467</text:p>
          </table:table-cell>
          <table:table-cell office:value-type="float" office:value="0.509172441908" calcext:value-type="float">
            <text:p>0.5091724419</text:p>
          </table:table-cell>
          <table:table-cell office:value-type="float" office:value="0.523379819524" calcext:value-type="float">
            <text:p>0.5233798195</text:p>
          </table:table-cell>
          <table:table-cell office:value-type="float" office:value="0.519254154844" calcext:value-type="float">
            <text:p>0.5192541548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69" calcext:value-type="float">
            <text:p>2469</text:p>
          </table:table-cell>
          <table:table-cell office:value-type="float" office:value="2474" calcext:value-type="float">
            <text:p>2474</text:p>
          </table:table-cell>
          <table:table-cell office:value-type="float" office:value="0.514831369362" calcext:value-type="float">
            <text:p>0.5148313694</text:p>
          </table:table-cell>
          <table:table-cell office:value-type="float" office:value="0.498582422033" calcext:value-type="float">
            <text:p>0.498582422</text:p>
          </table:table-cell>
          <table:table-cell office:value-type="float" office:value="0.549717057397" calcext:value-type="float">
            <text:p>0.549717057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466" calcext:value-type="float">
            <text:p>2466</text:p>
          </table:table-cell>
          <table:table-cell office:value-type="float" office:value="2474" calcext:value-type="float">
            <text:p>2474</text:p>
          </table:table-cell>
          <table:table-cell office:value-type="float" office:value="0.513821138211" calcext:value-type="float">
            <text:p>0.5138211382</text:p>
          </table:table-cell>
          <table:table-cell office:value-type="float" office:value="0.511759935118" calcext:value-type="float">
            <text:p>0.5117599351</text:p>
          </table:table-cell>
          <table:table-cell office:value-type="float" office:value="0.515763945028" calcext:value-type="float">
            <text:p>0.51576394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71" calcext:value-type="float">
            <text:p>2471</text:p>
          </table:table-cell>
          <table:table-cell office:value-type="float" office:value="2438" calcext:value-type="float">
            <text:p>2438</text:p>
          </table:table-cell>
          <table:table-cell office:value-type="float" office:value="0.511147142278" calcext:value-type="float">
            <text:p>0.5111471423</text:p>
          </table:table-cell>
          <table:table-cell office:value-type="float" office:value="0.50465398624" calcext:value-type="float">
            <text:p>0.5046539862</text:p>
          </table:table-cell>
          <table:table-cell office:value-type="float" office:value="0.436423297785" calcext:value-type="float">
            <text:p>0.436423297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456" calcext:value-type="float">
            <text:p>2456</text:p>
          </table:table-cell>
          <table:table-cell office:value-type="float" office:value="2474" calcext:value-type="float">
            <text:p>2474</text:p>
          </table:table-cell>
          <table:table-cell office:value-type="float" office:value="0.529705027005" calcext:value-type="float">
            <text:p>0.529705027</text:p>
          </table:table-cell>
          <table:table-cell office:value-type="float" office:value="0.507328990228" calcext:value-type="float">
            <text:p>0.5073289902</text:p>
          </table:table-cell>
          <table:table-cell office:value-type="float" office:value="0.511721907842" calcext:value-type="float">
            <text:p>0.5117219078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71" calcext:value-type="float">
            <text:p>2471</text:p>
          </table:table-cell>
          <table:table-cell office:value-type="float" office:value="2473" calcext:value-type="float">
            <text:p>2473</text:p>
          </table:table-cell>
          <table:table-cell office:value-type="float" office:value="0.514831369362" calcext:value-type="float">
            <text:p>0.5148313694</text:p>
          </table:table-cell>
          <table:table-cell office:value-type="float" office:value="0.50465398624" calcext:value-type="float">
            <text:p>0.5046539862</text:p>
          </table:table-cell>
          <table:table-cell office:value-type="float" office:value="0.482410028306" calcext:value-type="float">
            <text:p>0.48241002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2459.4" calcext:value-type="float">
            <text:p>2459.4</text:p>
          </table:table-cell>
          <table:table-cell table:formula="of:=AVERAGE([.B2:.B26])" office:value-type="float" office:value="2463.28" calcext:value-type="float">
            <text:p>2463.28</text:p>
          </table:table-cell>
          <table:table-cell table:formula="of:=AVERAGE([.C2:.C26])" office:value-type="float" office:value="2461.96" calcext:value-type="float">
            <text:p>2461.96</text:p>
          </table:table-cell>
          <table:table-cell table:formula="of:=AVERAGE([.D2:.D26])" office:value-type="float" office:value="0.51017961024812" calcext:value-type="float">
            <text:p>0.5101796102</text:p>
          </table:table-cell>
          <table:table-cell table:formula="of:=AVERAGE([.E2:.E26])" office:value-type="float" office:value="0.5035423294682" calcext:value-type="float">
            <text:p>0.5035423295</text:p>
          </table:table-cell>
          <table:table-cell table:formula="of:=AVERAGE([.F2:.F26])" office:value-type="float" office:value="0.50830542586144" calcext:value-type="float">
            <text:p>0.5083054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31:01.327890862</dc:date>
    <meta:document-statistic meta:table-count="1" meta:cell-count="162" meta:object-count="0"/>
    <meta:generator>LibreOffice/4.2.7.2$Linux_X86_64 LibreOffice_project/420m0$Build-2</meta:generator>
  </office:meta>
</office:document-meta>
</file>